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P2" style:family="paragraph" style:parent-style-name="Text_20_body">
      <style:text-properties fo:font-size="18pt" fo:language="en" fo:country="US" style:font-size-asian="18pt" style:font-size-complex="18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thodClicker <text:span text:style-name="T1">user manual</text:span></text:h>
      <text:p text:style-name="P2"><text:tab/>In this document you will find the instructions on how to set up and use StickyNotes.</text:p>
      <text:p text:style-name="P2"/>
      <text:p text:style-name="P1"><text:tab/>How to set 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Tsarkov</meta:initial-creator>
    <meta:creation-date>2019-06-13T00:25:22.68</meta:creation-date>
    <meta:document-statistic meta:table-count="0" meta:image-count="0" meta:object-count="0" meta:page-count="1" meta:paragraph-count="3" meta:word-count="23" meta:character-count="125"/>
    <dc:date>2019-06-13T00:25:50.24</dc:date>
    <dc:creator>Andrey Tsarkov</dc:creator>
    <meta:editing-duration>PT27S</meta:editing-duration>
    <meta:editing-cycles>1</meta:editing-cycles>
    <meta:generator>OpenOffice/4.1.6$Win32 OpenOffice.org_project/416m1$Build-9790</meta:generator>
  </office:meta>
</office:document-meta>
</file>